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32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style:font-weight-asian="normal"/>
    </style:style>
    <style:style style:name="ce3" style:family="table-cell" style:parent-style-name="Default" style:data-style-name="N100">
      <style:table-cell-properties fo:background-color="#c0c0c0"/>
      <style:text-properties style:font-weight-asian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ce9" style:family="table-cell" style:parent-style-name="Default" style:data-style-name="N10001">
      <style:table-cell-properties fo:background-color="#c0c0c0"/>
    </style:style>
    <style:style style:name="ce10" style:family="table-cell" style:parent-style-name="Default" style:data-style-name="N106">
      <style:table-cell-properties fo:background-color="transparent"/>
    </style:style>
    <style:style style:name="ce11" style:family="table-cell" style:parent-style-name="Default" style:data-style-name="N106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transparent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106">
      <style:table-cell-properties fo:background-color="#c0c0c0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 style:data-style-name="N106"/>
    <style:style style:name="ce17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6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Attacker</text:p>
          </table:table-cell>
          <table:table-cell table:style-name="ce6" office:value-type="string">
            <text:p>Victim</text:p>
          </table:table-cell>
          <table:table-cell table:style-name="ce7" office:value-type="string">
            <text:p>% pacotes enviados pelo atacante e tratados pela vítima</text:p>
          </table:table-cell>
          <table:table-cell table:style-name="ce7" office:value-type="string">
            <text:p>% comparação vitima Com e Sem Of-IDPS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7" office:value-type="string">
            <text:p>Media</text:p>
          </table:table-cell>
          <table:table-cell table:style-name="ce7" office:value-type="string">
            <text:p>Média</text:p>
          </table:table-cell>
          <table:table-cell table:style-name="ce7"/>
          <table:table-cell table:style-name="ce14"/>
          <table:table-cell table:number-columns-repeated="1019"/>
        </table:table-row>
        <table:table-row table:style-name="ro2">
          <table:table-cell table:style-name="ce2" office:value-type="string">
            <text:p>5000-10-3-3</text:p>
          </table:table-cell>
          <table:table-cell table:style-name="ce8" office:value-type="float" office:value="5017.20476190476">
            <text:p>5017</text:p>
          </table:table-cell>
          <table:table-cell table:style-name="ce8" office:value-type="float" office:value="1257.6170995671">
            <text:p>1258</text:p>
          </table:table-cell>
          <table:table-cell table:style-name="ce10" table:formula="of:=([.C3]*100)/[.B3]" office:value-type="float" office:value="25.0660907666374">
            <text:p>25,1</text:p>
          </table:table-cell>
          <table:table-cell table:style-name="ce10" table:formula="of:=([.C3]*100)/[.C6]" office:value-type="float" office:value="12.6198356269402">
            <text:p>12,6</text:p>
          </table:table-cell>
          <table:table-cell table:style-name="ce10" table:formula="of:=([.D3]*100)/[.D6]" office:value-type="float" office:value="12.6265311480808">
            <text:p>12,6</text:p>
          </table:table-cell>
          <table:table-cell office:value-type="string">
            <text:p>pior</text:p>
          </table:table-cell>
          <table:table-cell table:style-name="ce10" office:value-type="float" office:value="25.0660907666374">
            <text:p>25,1</text:p>
          </table:table-cell>
          <table:table-cell office:value-type="string">
            <text:p>pior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5000-30-3-3</text:p>
          </table:table-cell>
          <table:table-cell table:style-name="ce8" office:value-type="float" office:value="5016.70238095238">
            <text:p>5017</text:p>
          </table:table-cell>
          <table:table-cell table:style-name="ce8" office:value-type="float" office:value="956.621367521368">
            <text:p>957</text:p>
          </table:table-cell>
          <table:table-cell table:style-name="ce11" table:formula="of:=([.C4]*100)/[.B4]" office:value-type="float" office:value="19.0687287161684">
            <text:p>19,1</text:p>
          </table:table-cell>
          <table:table-cell table:style-name="ce11" table:formula="of:=([.C4]*100)/[.C6]" office:value-type="float" office:value="9.59942769503851">
            <text:p>9,6</text:p>
          </table:table-cell>
          <table:table-cell table:style-name="ce11" table:formula="of:=([.D4]*100)/[.D6]" office:value-type="float" office:value="9.6054825353727">
            <text:p>9,6</text:p>
          </table:table-cell>
          <table:table-cell/>
          <table:table-cell table:style-name="ce11" office:value-type="float" office:value="19.0687287161684">
            <text:p>19,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5000-60-3-3</text:p>
          </table:table-cell>
          <table:table-cell table:style-name="ce8" office:value-type="float" office:value="5035.33166833167">
            <text:p>5035</text:p>
          </table:table-cell>
          <table:table-cell table:style-name="ce8" office:value-type="float" office:value="1044.26175491176">
            <text:p>1044</text:p>
          </table:table-cell>
          <table:table-cell table:style-name="ce12" table:formula="of:=([.C5]*100)/[.B5]" office:value-type="float" office:value="20.7386886047518">
            <text:p>20,7</text:p>
          </table:table-cell>
          <table:table-cell table:style-name="ce12" table:formula="of:=([.C5]*100)/[.C6]" office:value-type="float" office:value="10.478874454731">
            <text:p>10,5</text:p>
          </table:table-cell>
          <table:table-cell table:style-name="ce10" table:formula="of:=([.D5]*100)/[.D6]" office:value-type="float" office:value="10.4466907136064">
            <text:p>10,4</text:p>
          </table:table-cell>
          <table:table-cell/>
          <table:table-cell table:style-name="ce12" office:value-type="float" office:value="20.7386886047518">
            <text:p>20,7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m Of-IDPS</text:p>
          </table:table-cell>
          <table:table-cell table:style-name="ce9" office:value-type="float" office:value="5019.86666666667">
            <text:p>5020</text:p>
          </table:table-cell>
          <table:table-cell table:style-name="ce9" office:value-type="float" office:value="9965.4">
            <text:p>9965</text:p>
          </table:table-cell>
          <table:table-cell table:style-name="ce13" table:formula="of:=([.C6]*100)/[.B6]" office:value-type="float" office:value="198.519216977874">
            <text:p>198,5</text:p>
          </table:table-cell>
          <table:table-cell table:style-name="ce13" table:formula="of:=([.C6]*100)/[.C6]" office:value-type="float" office:value="100">
            <text:p>100,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10000-10-3-3</text:p>
          </table:table-cell>
          <table:table-cell table:style-name="ce8" office:value-type="float" office:value="10147.0031746032">
            <text:p>10147</text:p>
          </table:table-cell>
          <table:table-cell table:style-name="ce8" office:value-type="float" office:value="1135.39682539683">
            <text:p>1135</text:p>
          </table:table-cell>
          <table:table-cell table:style-name="ce12" table:formula="of:=([.C7]*100)/[.B7]" office:value-type="float" office:value="11.1894793552307">
            <text:p>11,2</text:p>
          </table:table-cell>
          <table:table-cell table:style-name="ce12" table:formula="of:=([.C7]*100)/[.C10]" office:value-type="float" office:value="5.70325713150327">
            <text:p>5,7</text:p>
          </table:table-cell>
          <table:table-cell table:style-name="ce10" table:formula="of:=([.D7]*100)/[.D10]" office:value-type="float" office:value="5.63123631509869">
            <text:p>5,6</text:p>
          </table:table-cell>
          <table:table-cell/>
          <table:table-cell table:style-name="ce12" office:value-type="float" office:value="11.1894793552307">
            <text:p>11,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000-30-3-3</text:p>
          </table:table-cell>
          <table:table-cell table:style-name="ce8" office:value-type="float" office:value="10199.7730769231">
            <text:p>10200</text:p>
          </table:table-cell>
          <table:table-cell table:style-name="ce8" office:value-type="float" office:value="1007.79047619048">
            <text:p>1008</text:p>
          </table:table-cell>
          <table:table-cell table:style-name="ce11" table:formula="of:=([.C8]*100)/[.B8]" office:value-type="float" office:value="9.88051860164024">
            <text:p>9,9</text:p>
          </table:table-cell>
          <table:table-cell table:style-name="ce11" table:formula="of:=([.C8]*100)/[.C10]" office:value-type="float" office:value="5.06227258331955">
            <text:p>5,1</text:p>
          </table:table-cell>
          <table:table-cell table:style-name="ce11" table:formula="of:=([.D8]*100)/[.D10]" office:value-type="float" office:value="4.9724865112294">
            <text:p>5,0</text:p>
          </table:table-cell>
          <table:table-cell/>
          <table:table-cell table:style-name="ce11" office:value-type="float" office:value="9.88051860164024">
            <text:p>9,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000-60-3-3</text:p>
          </table:table-cell>
          <table:table-cell table:style-name="ce8" office:value-type="float" office:value="10264.5258241758">
            <text:p>10265</text:p>
          </table:table-cell>
          <table:table-cell table:style-name="ce8" office:value-type="float" office:value="1215.72527472527">
            <text:p>1216</text:p>
          </table:table-cell>
          <table:table-cell table:style-name="ce10" table:formula="of:=([.C9]*100)/[.B9]" office:value-type="float" office:value="11.8439496918786">
            <text:p>11,8</text:p>
          </table:table-cell>
          <table:table-cell table:style-name="ce10" table:formula="of:=([.C9]*100)/[.C10]" office:value-type="float" office:value="6.10675817294303">
            <text:p>6,1</text:p>
          </table:table-cell>
          <table:table-cell table:style-name="ce10" table:formula="of:=([.D9]*100)/[.D10]" office:value-type="float" office:value="5.96060616421179">
            <text:p>6,0</text:p>
          </table:table-cell>
          <table:table-cell office:value-type="string">
            <text:p>médio</text:p>
          </table:table-cell>
          <table:table-cell table:style-name="ce10" office:value-type="float" office:value="11.8439496918786">
            <text:p>11,8</text:p>
          </table:table-cell>
          <table:table-cell office:value-type="string">
            <text:p>médio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em Of-IDPS</text:p>
          </table:table-cell>
          <table:table-cell table:style-name="ce9" office:value-type="float" office:value="10018.8666666667">
            <text:p>10019</text:p>
          </table:table-cell>
          <table:table-cell table:style-name="ce9" office:value-type="float" office:value="19907.8666666667">
            <text:p>19908</text:p>
          </table:table-cell>
          <table:table-cell table:style-name="ce13" table:formula="of:=([.C10]*100)/[.B10]" office:value-type="float" office:value="198.703778870531">
            <text:p>198,7</text:p>
          </table:table-cell>
          <table:table-cell table:style-name="ce13" table:formula="of:=([.C10]*100)/[.C10]" office:value-type="float" office:value="100">
            <text:p>100,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20000-10-3-3</text:p>
          </table:table-cell>
          <table:table-cell table:style-name="ce8" office:value-type="float" office:value="20173.0417582417">
            <text:p>20173</text:p>
          </table:table-cell>
          <table:table-cell table:style-name="ce8" office:value-type="float" office:value="991.281410256413">
            <text:p>991</text:p>
          </table:table-cell>
          <table:table-cell table:style-name="ce11" table:formula="of:=([.C11]*100)/[.B11]" office:value-type="float" office:value="4.91389162891821">
            <text:p>4,9</text:p>
          </table:table-cell>
          <table:table-cell table:style-name="ce11" table:formula="of:=([.C11]*100)/[.C14]" office:value-type="float" office:value="2.48530943954694">
            <text:p>2,5</text:p>
          </table:table-cell>
          <table:table-cell table:style-name="ce11" table:formula="of:=([.D11]*100)/[.D14]" office:value-type="float" office:value="2.47246279636308">
            <text:p>2,5</text:p>
          </table:table-cell>
          <table:table-cell office:value-type="string">
            <text:p>melhor</text:p>
          </table:table-cell>
          <table:table-cell table:style-name="ce11" office:value-type="float" office:value="4.91389162891821">
            <text:p>4,9</text:p>
          </table:table-cell>
          <table:table-cell office:value-type="string">
            <text:p>melhor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20000-30-3-3</text:p>
          </table:table-cell>
          <table:table-cell table:style-name="ce8" office:value-type="float" office:value="20322.67998668">
            <text:p>20323</text:p>
          </table:table-cell>
          <table:table-cell table:style-name="ce8" office:value-type="float" office:value="1080.29903429903">
            <text:p>1080</text:p>
          </table:table-cell>
          <table:table-cell table:style-name="ce10" table:formula="of:=([.C12]*100)/[.B12]" office:value-type="float" office:value="5.31573116836503">
            <text:p>5,3</text:p>
          </table:table-cell>
          <table:table-cell table:style-name="ce10" table:formula="of:=([.C12]*100)/[.C14]" office:value-type="float" office:value="2.70849161468924">
            <text:p>2,7</text:p>
          </table:table-cell>
          <table:table-cell table:style-name="ce10" table:formula="of:=([.D12]*100)/[.D14]" office:value-type="float" office:value="2.67465148639096">
            <text:p>2,7</text:p>
          </table:table-cell>
          <table:table-cell/>
          <table:table-cell table:style-name="ce10" office:value-type="float" office:value="5.31573116836503">
            <text:p>5,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0000-60-3-3</text:p>
          </table:table-cell>
          <table:table-cell table:style-name="ce8" office:value-type="float" office:value="20195.1619047619">
            <text:p>20195</text:p>
          </table:table-cell>
          <table:table-cell table:style-name="ce8" office:value-type="float" office:value="990.504761904762">
            <text:p>991</text:p>
          </table:table-cell>
          <table:table-cell table:style-name="ce11" table:formula="of:=([.C13]*100)/[.B13]" office:value-type="float" office:value="4.90466363466592">
            <text:p>4,9</text:p>
          </table:table-cell>
          <table:table-cell table:style-name="ce11" table:formula="of:=([.C13]*100)/[.C14]" office:value-type="float" office:value="2.48336225133217">
            <text:p>2,5</text:p>
          </table:table-cell>
          <table:table-cell table:style-name="ce11" table:formula="of:=([.D13]*100)/[.D14]" office:value-type="float" office:value="2.46781965927402">
            <text:p>2,5</text:p>
          </table:table-cell>
          <table:table-cell office:value-type="string">
            <text:p>melhor</text:p>
          </table:table-cell>
          <table:table-cell table:style-name="ce11" office:value-type="float" office:value="4.90466363466592">
            <text:p>4,9</text:p>
          </table:table-cell>
          <table:table-cell office:value-type="string">
            <text:p>melhor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em Of-IDPS</text:p>
          </table:table-cell>
          <table:table-cell table:style-name="ce9" office:value-type="float" office:value="20068.7666666666">
            <text:p>20069</text:p>
          </table:table-cell>
          <table:table-cell table:style-name="ce9" office:value-type="float" office:value="39885.6333333333">
            <text:p>39886</text:p>
          </table:table-cell>
          <table:table-cell table:style-name="ce13" table:formula="of:=([.C14]*100)/[.B14]" office:value-type="float" office:value="198.744815741875">
            <text:p>198,7</text:p>
          </table:table-cell>
          <table:table-cell table:style-name="ce13" table:formula="of:=([.C14]*100)/[.C14]" office:value-type="float" office:value="100">
            <text:p>100,0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5000">
            <text:p>5000</text:p>
          </table:table-cell>
          <table:table-cell table:style-name="ce4" table:formula="of:=AVERAGE([.B3:.B5])" office:value-type="float" office:value="5023.0796037296">
            <text:p>5023,0796037296</text:p>
          </table:table-cell>
          <table:table-cell table:style-name="ce4" table:formula="of:=AVERAGE([.C3:.C5])" office:value-type="float" office:value="1086.16674066674">
            <text:p>1086,1667406668</text:p>
          </table:table-cell>
          <table:table-cell table:style-name="ce4" table:formula="of:=AVERAGE([.D3:.D5])" office:value-type="float" office:value="21.6245026958525">
            <text:p>21,6245026959</text:p>
          </table:table-cell>
          <table:table-cell table:style-name="ce4" table:formula="of:=AVERAGE([.E3:.E5])" office:value-type="float" office:value="10.8993792589032">
            <text:p>10,8993792589</text:p>
          </table:table-cell>
          <table:table-cell table:number-columns-repeated="1019"/>
        </table:table-row>
        <table:table-row table:style-name="ro2">
          <table:table-cell office:value-type="float" office:value="10000">
            <text:p>10000</text:p>
          </table:table-cell>
          <table:table-cell table:formula="of:=AVERAGE([.B7:.B9])" office:value-type="float" office:value="10203.7673585674">
            <text:p>10203,7673585674</text:p>
          </table:table-cell>
          <table:table-cell table:formula="of:=AVERAGE([.C7:.C9])" office:value-type="float" office:value="1119.63752543753">
            <text:p>1119,6375254375</text:p>
          </table:table-cell>
          <table:table-cell table:formula="of:=AVERAGE([.D7:.D9])" office:value-type="float" office:value="10.9713158829165">
            <text:p>10,9713158829</text:p>
          </table:table-cell>
          <table:table-cell table:formula="of:=AVERAGE([.E7:.E9])" office:value-type="float" office:value="5.62409596258862">
            <text:p>5,6240959626</text:p>
          </table:table-cell>
          <table:table-cell table:number-columns-repeated="1019"/>
        </table:table-row>
        <table:table-row table:style-name="ro2">
          <table:table-cell office:value-type="float" office:value="20000">
            <text:p>20000</text:p>
          </table:table-cell>
          <table:table-cell table:formula="of:=AVERAGE([.B11:.B13])" office:value-type="float" office:value="20230.2945498945">
            <text:p>20230,2945498945</text:p>
          </table:table-cell>
          <table:table-cell table:formula="of:=AVERAGE([.C11:.C13])" office:value-type="float" office:value="1020.69506882007">
            <text:p>1020,6950688201</text:p>
          </table:table-cell>
          <table:table-cell table:formula="of:=AVERAGE([.D11:.D13])" office:value-type="float" office:value="5.04476214398305">
            <text:p>5,044762144</text:p>
          </table:table-cell>
          <table:table-cell table:formula="of:=AVERAGE([.E11:.E13])" office:value-type="float" office:value="2.55905443518945">
            <text:p>2,5590544352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édia</text:p>
          </table:table-cell>
          <table:table-cell table:style-name="ce5" table:formula="of:=AVERAGE([.B16:.B18])" office:value-type="float" office:value="11819.0471707305">
            <text:p>11819,0471707305</text:p>
          </table:table-cell>
          <table:table-cell table:style-name="ce5" table:formula="of:=AVERAGE([.C16:.C18])" office:value-type="float" office:value="1075.49977830811">
            <text:p>1075,4997783081</text:p>
          </table:table-cell>
          <table:table-cell table:style-name="ce5" table:formula="of:=AVERAGE([.D16:.D18])" office:value-type="float" office:value="12.5468602409174">
            <text:p>12,5468602409</text:p>
          </table:table-cell>
          <table:table-cell table:style-name="ce5" table:formula="of:=AVERAGE([.E16:.E18])" office:value-type="float" office:value="6.36084321889377">
            <text:p>6,3608432189</text:p>
          </table:table-cell>
          <table:table-cell table:style-name="ce17" table:number-columns-repeated="2"/>
          <table:table-cell table:style-name="ce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melhor</text:p>
          </table:table-cell>
          <table:table-cell office:value-type="string">
            <text:p>mínimo</text:p>
          </table:table-cell>
          <table:table-cell table:formula="of:=MIN([.F3:.F13])" office:value-type="float" office:value="2.46781965927402">
            <text:p>2,5</text:p>
          </table:table-cell>
          <table:table-cell table:formula="of:=100-[.F21]" office:value-type="float" office:value="97.532180340726">
            <text:p>97,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number-columns-repeated="2" office:value-type="string">
            <text:p>médio</text:p>
          </table:table-cell>
          <table:table-cell table:formula="of:=AVERAGE([.F3:.F13])" office:value-type="float" office:value="6.31755192551421">
            <text:p>6,3</text:p>
          </table:table-cell>
          <table:table-cell table:formula="of:=100-[.F22]" office:value-type="float" office:value="93.6824480744858">
            <text:p>93,7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pior</text:p>
          </table:table-cell>
          <table:table-cell office:value-type="string">
            <text:p>máximo</text:p>
          </table:table-cell>
          <table:table-cell table:formula="of:=MAX([.F3:.F13])" office:value-type="float" office:value="12.6265311480808">
            <text:p>12,6</text:p>
          </table:table-cell>
          <table:table-cell table:formula="of:=100-[.F23]" office:value-type="float" office:value="87.3734688519192">
            <text:p>87,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melhor</text:p>
          </table:table-cell>
          <table:table-cell table:style-name="Default" office:value-type="string">
            <text:p>mínimo</text:p>
          </table:table-cell>
          <table:table-cell table:formula="of:=MIN([.H3:.H18])" office:value-type="float" office:value="4.90466363466592">
            <text:p>4,9</text:p>
          </table:table-cell>
          <table:table-cell table:style-name="ce16" table:formula="of:=100-[.G26]" office:value-type="float" office:value="95.0953363653341">
            <text:p>95,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médio</text:p>
          </table:table-cell>
          <table:table-cell table:style-name="Default" office:value-type="string">
            <text:p>médio</text:p>
          </table:table-cell>
          <table:table-cell table:formula="of:=AVERAGE([.H3:.H18])" office:value-type="float" office:value="12.5468602409174">
            <text:p>12,5</text:p>
          </table:table-cell>
          <table:table-cell table:style-name="ce16" table:formula="of:=100-[.G27]" office:value-type="float" office:value="87.4531397590826">
            <text:p>87,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pior</text:p>
          </table:table-cell>
          <table:table-cell table:style-name="Default" office:value-type="string">
            <text:p>máximo</text:p>
          </table:table-cell>
          <table:table-cell table:formula="of:=MAX([.H3:.H18])" office:value-type="float" office:value="25.0660907666374">
            <text:p>25,1</text:p>
          </table:table-cell>
          <table:table-cell table:style-name="ce16" table:formula="of:=100-[.G28]" office:value-type="float" office:value="74.9339092333626">
            <text:p>74,9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9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0118" number:language="en" number:country="US">
      <number:number number:decimal-places="9" number:min-integer-digits="1"/>
    </number:number-style>
    <number:number-style style:name="N10119" number:language="en" number:country="US">
      <number:number number:decimal-places="10" number:min-integer-digits="1"/>
    </number:number-style>
    <number:number-style style:name="N10120" number:language="en" number:country="US">
      <number:number number:decimal-places="11" number:min-integer-digits="1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7" number:min-integer-digits="1"/>
    </number:number-style>
    <number:number-style style:name="N10123" number:language="en" number:country="US">
      <number:number number:decimal-places="6" number:min-integer-digits="1"/>
    </number:number-style>
    <number:number-style style:name="N10124" number:language="en" number:country="US">
      <number:number number:decimal-places="5" number:min-integer-digits="1"/>
    </number:number-style>
    <number:number-style style:name="N10125" number:language="en" number:country="US">
      <number:number number:decimal-places="4" number:min-integer-digits="1"/>
    </number:number-style>
    <number:number-style style:name="N10126" number:language="en" number:country="US">
      <number:number number:decimal-places="3" number:min-integer-digits="1"/>
    </number:number-style>
    <number:number-style style:name="N10127" number:language="en" number:country="US">
      <number:number number:decimal-places="1" number:min-integer-digits="1"/>
    </number:number-style>
    <number:number-style style:name="N10128" number:language="en" number:country="US">
      <number:number number:decimal-places="12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08:26: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23:15:19</meta:creation-date>
    <dc:date>2015-03-31T07:18:34</dc:date>
    <meta:editing-duration>PT8H26M14S</meta:editing-duration>
    <meta:editing-cycles>4</meta:editing-cycles>
    <meta:generator>LibreOffice/4.0.4.2$Linux_X86_64 LibreOffice_project/9e9821abd0ffdbc09cd8c52eaa574fa09eb08f2</meta:generator>
    <meta:document-statistic meta:table-count="1" meta:cell-count="136" meta:object-count="0"/>
  </office:meta>
</office:document-meta>
</file>